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50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1:14:35.965176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1:16:36.961928676</dc:date>
    <meta:editing-duration>PT14M14S</meta:editing-duration>
    <meta:editing-cycles>10</meta:editing-cycles>
    <meta:generator>LibreOffice/6.0.6.2$Linux_X86_64 LibreOffice_project/00m0$Build-2</meta:generator>
    <meta:document-statistic meta:table-count="1" meta:cell-count="274" meta:object-count="0"/>
  </office:meta>
</office:document-meta>
</file>